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EXCELLENCE (76:1-10, 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EXCELLENCE (76:1-10, 12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eat (7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plendor (76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strength (76:3, 5-10, 1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His strength (76:3, 5-10, 12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God's power (76:3, 5-9, 12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God's power (76:3, 5-9, 1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enemy scatters (76:3, 5-6, 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arth shakes (76:7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strength (76:3, 5-10, 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God's power (76:3, 5-9, 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God's purpose (76:9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'S EXCELLENCE (76:1-10, 12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is seat (76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plendor (76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strength (76:3, 5-10, 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7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GOD'S EXCELLENCE (76:1-10, 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SAPH'S EXHORTATION (76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6 </dc:title>
    <meta:initial-creator>David STRICKLAND</meta:initial-creator>
    <dc:creator>David STRICKLAND</dc:creator>
    <meta:creation-date>2020-02-22T19:33:40Z</meta:creation-date>
    <dc:date>2020-02-22T19:33:40Z</dc:date>
    <meta:template xlink:href="BibleStudy" xlink:type="simple"/>
    <meta:editing-cycles>1</meta:editing-cycles>
    <meta:editing-duration>PT0S</meta:editing-duration>
    <meta:document-statistic meta:paragraph-count="21" meta:word-count="155"/>
  </office:meta>
</office:document-meta>
</file>